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ique" table:style-name="ta1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style-name="ce9" office:value-type="string" calcext:value-type="string" table:number-columns-spanned="31" table:number-rows-spanned="1">
            <text:p>ITPS</text:p>
          </table:table-cell>
          <table:covered-table-cell table:style-name="ce9"/>
          <table:covered-table-cell table:number-columns-repeated="2"/>
          <table:covered-table-cell table:number-columns-repeated="4" table:style-name="ce9"/>
          <table:covered-table-cell table:number-columns-repeated="23"/>
        </table:table-row>
        <table:table-row table:style-name="ro1">
          <table:table-cell table:style-name="ce10" office:value-type="string" calcext:value-type="string">
            <text:p>Date: 16/08</text:p>
          </table:table-cell>
          <table:table-cell table:style-name="ce10"/>
          <table:table-cell table:style-name="ce9" office:value-type="float" office:value="200" calcext:value-type="float" table:number-columns-spanned="5" table:number-rows-spanned="1">
            <text:p>2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500" calcext:value-type="float" table:number-columns-spanned="5" table:number-rows-spanned="1">
            <text:p>5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800" calcext:value-type="float" table:number-columns-spanned="5" table:number-rows-spanned="1">
            <text:p>8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1000" calcext:value-type="float" table:number-columns-spanned="5" table:number-rows-spanned="1">
            <text:p>10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1500" calcext:value-type="float" table:number-columns-spanned="5" table:number-rows-spanned="1">
            <text:p>1500</text:p>
          </table:table-cell>
          <table:covered-table-cell table:style-name="ce9"/>
          <table:covered-table-cell table:number-columns-repeated="3" table:style-name="ce10"/>
        </table:table-row>
        <table:table-row table:style-name="ro1"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/>
          <table:table-cell table:number-columns-repeated="29"/>
        </table:table-row>
        <table:table-row table:style-name="ro1" table:number-rows-repeated="17">
          <table:table-cell table:number-columns-repeated="31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/>
          <table:table-cell table:style-name="ce11" office:value-type="float" office:value="100" calcext:value-type="float">
            <text:p>100</text:p>
          </table:table-cell>
          <table:table-cell table:style-name="ce11" table:number-columns-repeated="5"/>
          <table:table-cell table:number-columns-repeated="23"/>
        </table:table-row>
        <table:table-row table:style-name="ro1">
          <table:table-cell table:style-name="ce10" office:value-type="string" calcext:value-type="string">
            <text:p>No of txs</text:p>
          </table:table-cell>
          <table:table-cell table:style-name="ce10"/>
          <table:table-cell table:style-name="ce10" office:value-type="float" office:value="60000" calcext:value-type="float">
            <text:p>60000</text:p>
          </table:table-cell>
          <table:table-cell table:style-name="ce10" table:number-columns-repeated="5"/>
          <table:table-cell table:number-columns-repeated="23"/>
        </table:table-row>
        <table:table-row table:style-name="ro1">
          <table:table-cell table:style-name="ce10" office:value-type="string" calcext:value-type="string">
            <text:p>Transaction Gas: </text:p>
          </table:table-cell>
          <table:table-cell table:style-name="ce10" table:number-columns-repeated="7"/>
          <table:table-cell table:number-columns-repeated="23"/>
        </table:table-row>
        <table:table-row table:style-name="ro1">
          <table:table-cell table:style-name="ce10" office:value-type="string" calcext:value-type="string">
            <text:p>Gas Limit</text:p>
          </table:table-cell>
          <table:table-cell table:style-name="ce10"/>
          <table:table-cell table:style-name="ce12" office:value-type="float" office:value="357500000" calcext:value-type="float">
            <text:p>357500000</text:p>
          </table:table-cell>
          <table:table-cell table:style-name="ce12" table:number-columns-repeated="5"/>
          <table:table-cell table:number-columns-repeated="23"/>
        </table:table-row>
        <table:table-row table:style-name="ro1">
          <table:table-cell office:value-type="string" calcext:value-type="string">
            <text:p>Binary:</text:p>
          </table:table-cell>
          <table:table-cell/>
          <table:table-cell office:value-type="string" calcext:value-type="string">
            <text:p>Geth</text:p>
          </table:table-cell>
          <table:table-cell table:number-columns-repeated="28"/>
        </table:table-row>
      </table:table>
      <table:table table:name="IBFT2.0" table:style-name="ta1">
        <table:table-column table:style-name="co3" table:default-cell-style-name="Default"/>
        <table:table-column table:style-name="co2" table:number-columns-repeated="30" table:default-cell-style-name="Default"/>
        <table:table-row table:style-name="ro1">
          <table:table-cell table:style-name="ce9" office:value-type="string" calcext:value-type="string" table:number-columns-spanned="16" table:number-rows-spanned="1">
            <text:p>ITPS</text:p>
          </table:table-cell>
          <table:covered-table-cell/>
          <table:covered-table-cell table:number-columns-repeated="2" table:style-name="ce9"/>
          <table:covered-table-cell table:number-columns-repeated="12"/>
          <table:table-cell table:number-columns-repeated="15"/>
        </table:table-row>
        <table:table-row table:style-name="ro1">
          <table:table-cell table:style-name="ce10" office:value-type="string" calcext:value-type="string">
            <text:p>Date: 16/08</text:p>
          </table:table-cell>
          <table:table-cell table:style-name="ce10"/>
          <table:table-cell table:style-name="ce9" office:value-type="float" office:value="200" calcext:value-type="float" table:number-columns-spanned="5" table:number-rows-spanned="1">
            <text:p>2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500" calcext:value-type="float" table:number-columns-spanned="5" table:number-rows-spanned="1">
            <text:p>5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800" calcext:value-type="float" table:number-columns-spanned="5" table:number-rows-spanned="1">
            <text:p>8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1000" calcext:value-type="float" table:number-columns-spanned="5" table:number-rows-spanned="1">
            <text:p>10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1500" calcext:value-type="float" table:number-columns-spanned="5" table:number-rows-spanned="1">
            <text:p>1500</text:p>
          </table:table-cell>
          <table:covered-table-cell table:style-name="ce9"/>
          <table:covered-table-cell table:number-columns-repeated="3" table:style-name="ce10"/>
        </table:table-row>
        <table:table-row table:style-name="ro1"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/>
          <table:table-cell table:number-columns-repeated="29"/>
        </table:table-row>
        <table:table-row table:style-name="ro1" table:number-rows-repeated="17">
          <table:table-cell table:number-columns-repeated="31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"/>
          <table:table-cell table:number-columns-repeated="27"/>
        </table:table-row>
        <table:table-row table:style-name="ro1">
          <table:table-cell table:style-name="ce10" office:value-type="string" calcext:value-type="string">
            <text:p>No of txs</text:p>
          </table:table-cell>
          <table:table-cell table:style-name="ce10" office:value-type="float" office:value="60000" calcext:value-type="float">
            <text:p>60000</text:p>
          </table:table-cell>
          <table:table-cell table:style-name="ce10" table:number-columns-repeated="2"/>
          <table:table-cell table:number-columns-repeated="27"/>
        </table:table-row>
        <table:table-row table:style-name="ro1">
          <table:table-cell table:style-name="ce10" office:value-type="string" calcext:value-type="string">
            <text:p>Transaction Gas: </text:p>
          </table:table-cell>
          <table:table-cell table:style-name="ce10" table:number-columns-repeated="3"/>
          <table:table-cell table:number-columns-repeated="27"/>
        </table:table-row>
        <table:table-row table:style-name="ro1">
          <table:table-cell table:style-name="ce10" office:value-type="string" calcext:value-type="string">
            <text:p>Gas Limit</text:p>
          </table:table-cell>
          <table:table-cell table:style-name="ce12" office:value-type="float" office:value="715000000" calcext:value-type="float">
            <text:p>715000000</text:p>
          </table:table-cell>
          <table:table-cell table:style-name="ce12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Binary:</text:p>
          </table:table-cell>
          <table:table-cell office:value-type="string" calcext:value-type="string">
            <text:p>Besu</text:p>
          </table:table-cell>
          <table:table-cell table:number-columns-repeated="29"/>
        </table:table-row>
      </table:table>
      <table:table table:name="QBFT" table:style-name="ta1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style-name="ce9" office:value-type="string" calcext:value-type="string" table:number-columns-spanned="16" table:number-rows-spanned="1">
            <text:p>ITPS</text:p>
          </table:table-cell>
          <table:covered-table-cell/>
          <table:covered-table-cell table:number-columns-repeated="2" table:style-name="ce9"/>
          <table:covered-table-cell table:number-columns-repeated="12"/>
          <table:table-cell table:number-columns-repeated="15"/>
        </table:table-row>
        <table:table-row table:style-name="ro1">
          <table:table-cell table:style-name="ce10" office:value-type="string" calcext:value-type="string">
            <text:p>Date: 16/08</text:p>
          </table:table-cell>
          <table:table-cell table:style-name="ce10"/>
          <table:table-cell table:style-name="ce9" office:value-type="float" office:value="200" calcext:value-type="float" table:number-columns-spanned="5" table:number-rows-spanned="1">
            <text:p>2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500" calcext:value-type="float" table:number-columns-spanned="5" table:number-rows-spanned="1">
            <text:p>5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800" calcext:value-type="float" table:number-columns-spanned="5" table:number-rows-spanned="1">
            <text:p>8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1000" calcext:value-type="float" table:number-columns-spanned="5" table:number-rows-spanned="1">
            <text:p>1000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float" office:value="1500" calcext:value-type="float" table:number-columns-spanned="5" table:number-rows-spanned="1">
            <text:p>1500</text:p>
          </table:table-cell>
          <table:covered-table-cell table:style-name="ce9"/>
          <table:covered-table-cell table:number-columns-repeated="3" table:style-name="ce10"/>
        </table:table-row>
        <table:table-row table:style-name="ro1"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rial 3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/>
          <table:table-cell table:number-columns-repeated="29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/>
          <table:table-cell table:number-columns-repeated="29"/>
        </table:table-row>
        <table:table-row table:style-name="ro1" table:number-rows-repeated="17">
          <table:table-cell table:number-columns-repeated="31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"/>
          <table:table-cell table:number-columns-repeated="27"/>
        </table:table-row>
        <table:table-row table:style-name="ro1">
          <table:table-cell table:style-name="ce10" office:value-type="string" calcext:value-type="string">
            <text:p>No of txs</text:p>
          </table:table-cell>
          <table:table-cell table:style-name="ce10" office:value-type="float" office:value="60000" calcext:value-type="float">
            <text:p>60000</text:p>
          </table:table-cell>
          <table:table-cell table:style-name="ce10" table:number-columns-repeated="2"/>
          <table:table-cell table:number-columns-repeated="27"/>
        </table:table-row>
        <table:table-row table:style-name="ro1">
          <table:table-cell table:style-name="ce10" office:value-type="string" calcext:value-type="string">
            <text:p>Transaction Gas: </text:p>
          </table:table-cell>
          <table:table-cell table:style-name="ce10" table:number-columns-repeated="3"/>
          <table:table-cell table:number-columns-repeated="27"/>
        </table:table-row>
        <table:table-row table:style-name="ro1">
          <table:table-cell table:style-name="ce10" office:value-type="string" calcext:value-type="string">
            <text:p>Gas Limit</text:p>
          </table:table-cell>
          <table:table-cell table:style-name="ce12" office:value-type="float" office:value="715000000" calcext:value-type="float">
            <text:p>715000000</text:p>
          </table:table-cell>
          <table:table-cell table:style-name="ce12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esu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0:55:59.876997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13:36:07.108685309</meta:creation-date>
    <dc:date>2021-08-16T10:51:41.021491694</dc:date>
    <meta:editing-duration>PT36M39S</meta:editing-duration>
    <meta:editing-cycles>12</meta:editing-cycles>
    <meta:generator>LibreOffice/6.0.7.3$Linux_X86_64 LibreOffice_project/00m0$Build-3</meta:generator>
    <meta:document-statistic meta:table-count="3" meta:cell-count="156" meta:object-count="0"/>
  </office:meta>
</office:document-meta>
</file>